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8a66" officeooo:paragraph-rsid="000b23cb"/>
    </style:style>
    <style:style style:name="P2" style:family="paragraph" style:parent-style-name="Standard">
      <style:text-properties officeooo:rsid="00188a66" officeooo:paragraph-rsid="000c3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&gt; Package kernel-devel.x86_64 0:3.10.0-957.12.2.el7 will be installed</text:p>
      <text:p text:style-name="P1">---&gt; Package perl.x86_64 4:5.16.3-294.el7_6 will be installed</text:p>
      <text:p text:style-name="P1">---&gt; Package perl-Carp.noarch 0:1.26-244.el7 will be installed</text:p>
      <text:p text:style-name="P1">---&gt; Package perl-Exporter.noarch 0:5.68-3.el7 will be installed</text:p>
      <text:p text:style-name="P1">---&gt; Package perl-File-Path.noarch 0:2.09-2.el7 will be installed</text:p>
      <text:p text:style-name="P1">---&gt; Package perl-File-Temp.noarch 0:0.23.01-3.el7 will be installed</text:p>
      <text:p text:style-name="P1">---&gt; Package perl-Filter.x86_64 0:1.49-3.el7 will be installed</text:p>
      <text:p text:style-name="P1">---&gt; Package perl-Getopt-Long.noarch 0:2.40-3.el7 will be installed</text:p>
      <text:p text:style-name="P1">---&gt; Package perl-PathTools.x86_64 0:3.40-5.el7 will be installed</text:p>
      <text:p text:style-name="P1">---&gt; Package perl-Pod-Simple.noarch 1:3.28-4.el7 will be installed</text:p>
      <text:p text:style-name="P1">---&gt; Package perl-Scalar-List-Utils.x86_64 0:1.27-248.el7 will be installed</text:p>
      <text:p text:style-name="P1">---&gt; Package perl-Socket.x86_64 0:2.010-4.el7 will be installed</text:p>
      <text:p text:style-name="P1">---&gt; Package perl-Storable.x86_64 0:2.45-3.el7 will be installed</text:p>
      <text:p text:style-name="P1">---&gt; Package perl-Time-HiRes.x86_64 4:1.9725-3.el7 will be installed</text:p>
      <text:p text:style-name="P1">---&gt; Package perl-Time-Local.noarch 0:1.2300-2.el7 will be installed</text:p>
      <text:p text:style-name="P1">---&gt; Package perl-constant.noarch 0:1.27-2.el7 will be installed</text:p>
      <text:p text:style-name="P1">---&gt; Package perl-libs.x86_64 4:5.16.3-294.el7_6 will be installed</text:p>
      <text:p text:style-name="P1">---&gt; Package perl-macros.x86_64 4:5.16.3-294.el7_6 will be installed</text:p>
      <text:p text:style-name="P1">---&gt; Package perl-threads.x86_64 0:1.87-4.el7 will be installed</text:p>
      <text:p text:style-name="P1">---&gt; Package perl-threads-shared.x86_64 0:1.43-6.el7 will be installed</text:p>
      <text:p text:style-name="P1">---&gt; Package perl-Encode.x86_64 0:2.51-7.el7 will be installed</text:p>
      <text:p text:style-name="P1">---&gt; Package perl-Pod-Escapes.noarch 1:1.04-294.el7_6 will be installed</text:p>
      <text:p text:style-name="P1">---&gt; Package perl-Pod-Usage.noarch 0:1.63-3.el7 will be installed</text:p>
      <text:p text:style-name="P1">---&gt; Package perl-Text-ParseWords.noarch 0:3.29-4.el7 will be installed</text:p>
      <text:p text:style-name="P1"/>
      <text:p text:style-name="P1">===========================================================</text:p>
      <text:p text:style-name="P1"><text:s/>Package <text:s text:c="16"/>Arch <text:s text:c="3"/>Version <text:s text:c="14"/>Repository <text:s text:c="9"/>Size</text:p>
      <text:p text:style-name="P1">===========================================================</text:p>
      <text:p text:style-name="P1">Installing:</text:p>
      <text:p text:style-name="P1"><text:s/>kernel-devel <text:s text:c="11"/>x86_64 <text:s/>3.10.0-957.12.2.el7 <text:s text:c="2"/>C7.6.1810-updates <text:s text:c="2"/>17 M</text:p>
      <text:p text:style-name="P1">Installing for dependencies:</text:p>
      <text:p text:style-name="P1"><text:s/>perl <text:s text:c="19"/>x86_64 <text:s/>4:5.16.3-294.el7_6 <text:s text:c="3"/>C7.6.1810-updates <text:s/>8.0 M</text:p>
      <text:p text:style-name="P1"><text:s/>perl-Carp <text:s text:c="14"/>noarch <text:s/>1.26-244.el7 <text:s text:c="9"/>C7.0.1406-base <text:s text:c="5"/>19 k</text:p>
      <text:p text:style-name="P1"><text:s/>perl-Encode <text:s text:c="12"/>x86_64 <text:s/>2.51-7.el7 <text:s text:c="11"/>C7.0.1406-base <text:s text:c="4"/>1.5 M</text:p>
      <text:p text:style-name="P1"><text:s/>perl-Exporter <text:s text:c="10"/>noarch <text:s/>5.68-3.el7 <text:s text:c="11"/>C7.0.1406-base <text:s text:c="5"/>28 k</text:p>
      <text:p text:style-name="P1"><text:s/>perl-File-Path <text:s text:c="9"/>noarch <text:s/>2.09-2.el7 <text:s text:c="11"/>C7.0.1406-base <text:s text:c="5"/>26 k</text:p>
      <text:p text:style-name="P1"><text:s/>perl-File-Temp <text:s text:c="9"/>noarch <text:s/>0.23.01-3.el7 <text:s text:c="8"/>C7.0.1406-base <text:s text:c="5"/>56 k</text:p>
      <text:p text:style-name="P1"><text:s/>perl-Filter <text:s text:c="12"/>x86_64 <text:s/>1.49-3.el7 <text:s text:c="11"/>C7.0.1406-base <text:s text:c="5"/>76 k</text:p>
      <text:p text:style-name="P1"><text:s/>perl-Getopt-Long <text:s text:c="7"/>noarch <text:s/>2.40-3.el7 <text:s text:c="11"/>C7.5.1804-base <text:s text:c="5"/>56 k</text:p>
      <text:p text:style-name="P1"><text:s/>perl-HTTP-Tiny <text:s text:c="9"/>noarch <text:s/>0.033-3.el7 <text:s text:c="10"/>C7.0.1406-base <text:s text:c="5"/>38 k</text:p>
      <text:p text:style-name="P1"><text:s/>perl-PathTools <text:s text:c="9"/>x86_64 <text:s/>3.40-5.el7 <text:s text:c="11"/>C7.0.1406-base <text:s text:c="5"/>82 k</text:p>
      <text:p text:style-name="P1"><text:s/>perl-Pod-Escapes <text:s text:c="7"/>noarch <text:s/>1:1.04-294.el7_6 <text:s text:c="5"/>C7.6.1810-updates <text:s text:c="2"/>51 k</text:p>
      <text:p text:style-name="P1"><text:s/>perl-Pod-Perldoc <text:s text:c="7"/>noarch <text:s/>3.20-4.el7 <text:s text:c="11"/>C7.0.1406-base <text:s text:c="5"/>87 k</text:p>
      <text:p text:style-name="P1"><text:s/>perl-Pod-Simple <text:s text:c="8"/>noarch <text:s/>1:3.28-4.el7 <text:s text:c="9"/>C7.0.1406-base <text:s text:c="4"/>216 k</text:p>
      <text:p text:style-name="P1"><text:s/>perl-Pod-Usage <text:s text:c="9"/>noarch <text:s/>1.63-3.el7 <text:s text:c="11"/>C7.0.1406-base <text:s text:c="5"/>27 k</text:p>
      <text:p text:style-name="P1"><text:s/>perl-Scalar-List-Utils <text:s/>x86_64 <text:s/>1.27-248.el7 <text:s text:c="9"/>C7.0.1406-base <text:s text:c="5"/>36 k</text:p>
      <text:p text:style-name="P1"><text:s/>perl-Socket <text:s text:c="12"/>x86_64 <text:s/>2.010-4.el7 <text:s text:c="10"/>C7.3.1611-base <text:s text:c="5"/>49 k</text:p>
      <text:p text:style-name="P1"><text:s/>perl-Storable <text:s text:c="10"/>x86_64 <text:s/>2.45-3.el7 <text:s text:c="11"/>C7.0.1406-base <text:s text:c="5"/>77 k</text:p>
      <text:p text:style-name="P1"><text:s/>perl-Text-ParseWords <text:s text:c="3"/>noarch <text:s/>3.29-4.el7 <text:s text:c="11"/>C7.0.1406-base <text:s text:c="5"/>14 k</text:p>
      <text:p text:style-name="P1"><text:soft-page-break/><text:s/>perl-Time-HiRes <text:s text:c="8"/>x86_64 <text:s/>4:1.9725-3.el7 <text:s text:c="7"/>C7.0.1406-base <text:s text:c="5"/>45 k</text:p>
      <text:p text:style-name="P1"><text:s/>perl-Time-Local <text:s text:c="8"/>noarch <text:s/>1.2300-2.el7 <text:s text:c="9"/>C7.0.1406-base <text:s text:c="5"/>24 k</text:p>
      <text:p text:style-name="P1"><text:s/>perl-constant <text:s text:c="10"/>noarch <text:s/>1.27-2.el7 <text:s text:c="11"/>C7.0.1406-base <text:s text:c="5"/>19 k</text:p>
      <text:p text:style-name="P1"><text:s/>perl-libs <text:s text:c="14"/>x86_64 <text:s/>4:5.16.3-294.el7_6 <text:s text:c="3"/>C7.6.1810-updates <text:s/>688 k</text:p>
      <text:p text:style-name="P1"><text:s/>perl-macros <text:s text:c="12"/>x86_64 <text:s/>4:5.16.3-294.el7_6 <text:s text:c="3"/>C7.6.1810-updates <text:s text:c="2"/>44 k</text:p>
      <text:p text:style-name="P1"><text:s/>perl-parent <text:s text:c="12"/>noarch <text:s/>1:0.225-244.el7 <text:s text:c="6"/>C7.0.1406-base <text:s text:c="5"/>12 k</text:p>
      <text:p text:style-name="P1"><text:s/>perl-podlators <text:s text:c="9"/>noarch <text:s/>2.5.1-3.el7 <text:s text:c="10"/>C7.0.1406-base <text:s text:c="4"/>112 k</text:p>
      <text:p text:style-name="P1"><text:s/>perl-threads <text:s text:c="11"/>x86_64 <text:s/>1.87-4.el7 <text:s text:c="11"/>C7.0.1406-base <text:s text:c="5"/>49 k</text:p>
      <text:p text:style-name="P1"><text:s/>perl-threads-shared <text:s text:c="4"/>x86_64 <text:s/>1.43-6.el7 <text:s text:c="11"/>C7.0.1406-base <text:s text:c="5"/>39 k</text:p>
      <text:p text:style-name="P1"/>
      <text:p text:style-name="P1">Installed:</text:p>
      <text:p text:style-name="P1"><text:s text:c="2"/>kernel-devel.x86_64 0:3.10.0-957.12.2.el7 <text:s text:c="36"/></text:p>
      <text:p text:style-name="P1"/>
      <text:p text:style-name="P1">Dependency Installed:</text:p>
      <text:p text:style-name="P1"><text:s text:c="2"/>perl.x86_64 4:5.16.3-294.el7_6 <text:s text:c="47"/></text:p>
      <text:p text:style-name="P1"><text:s text:c="2"/>perl-Carp.noarch 0:1.26-244.el7 <text:s text:c="46"/></text:p>
      <text:p text:style-name="P1"><text:s text:c="2"/>perl-Encode.x86_64 0:2.51-7.el7 <text:s text:c="46"/></text:p>
      <text:p text:style-name="P1"><text:s text:c="2"/>perl-Exporter.noarch 0:5.68-3.el7 <text:s text:c="44"/></text:p>
      <text:p text:style-name="P1"><text:s text:c="2"/>perl-File-Path.noarch 0:2.09-2.el7 <text:s text:c="43"/></text:p>
      <text:p text:style-name="P1"><text:s text:c="2"/>perl-File-Temp.noarch 0:0.23.01-3.el7 <text:s text:c="40"/></text:p>
      <text:p text:style-name="P1"><text:s text:c="2"/>perl-Filter.x86_64 0:1.49-3.el7 <text:s text:c="46"/></text:p>
      <text:p text:style-name="P1"><text:s text:c="2"/>perl-Getopt-Long.noarch 0:2.40-3.el7 <text:s text:c="41"/></text:p>
      <text:p text:style-name="P1"><text:s text:c="2"/>perl-HTTP-Tiny.noarch 0:0.033-3.el7 <text:s text:c="42"/></text:p>
      <text:p text:style-name="P1"><text:s text:c="2"/>perl-PathTools.x86_64 0:3.40-5.el7 <text:s text:c="43"/></text:p>
      <text:p text:style-name="P1"><text:s text:c="2"/>perl-Pod-Escapes.noarch 1:1.04-294.el7_6 <text:s text:c="37"/></text:p>
      <text:p text:style-name="P1"><text:s text:c="2"/>perl-Pod-Perldoc.noarch 0:3.20-4.el7 <text:s text:c="41"/></text:p>
      <text:p text:style-name="P1"><text:s text:c="2"/>perl-Pod-Simple.noarch 1:3.28-4.el7 <text:s text:c="42"/></text:p>
      <text:p text:style-name="P1"><text:s text:c="2"/>perl-Pod-Usage.noarch 0:1.63-3.el7 <text:s text:c="43"/></text:p>
      <text:p text:style-name="P1"><text:s text:c="2"/>perl-Scalar-List-Utils.x86_64 0:1.27-248.el7 <text:s text:c="33"/></text:p>
      <text:p text:style-name="P1"><text:s text:c="2"/>perl-Socket.x86_64 0:2.010-4.el7 <text:s text:c="45"/></text:p>
      <text:p text:style-name="P1"><text:s text:c="2"/>perl-Storable.x86_64 0:2.45-3.el7 <text:s text:c="44"/></text:p>
      <text:p text:style-name="P1"><text:s text:c="2"/>perl-Text-ParseWords.noarch 0:3.29-4.el7 <text:s text:c="37"/></text:p>
      <text:p text:style-name="P1"><text:s text:c="2"/>perl-Time-HiRes.x86_64 4:1.9725-3.el7 <text:s text:c="40"/></text:p>
      <text:p text:style-name="P1"><text:s text:c="2"/>perl-Time-Local.noarch 0:1.2300-2.el7 <text:s text:c="40"/></text:p>
      <text:p text:style-name="P1"><text:s text:c="2"/>perl-constant.noarch 0:1.27-2.el7 <text:s text:c="44"/></text:p>
      <text:p text:style-name="P1"><text:s text:c="2"/>perl-libs.x86_64 4:5.16.3-294.el7_6 <text:s text:c="42"/></text:p>
      <text:p text:style-name="P1"><text:s text:c="2"/>perl-macros.x86_64 4:5.16.3-294.el7_6 <text:s text:c="40"/></text:p>
      <text:p text:style-name="P1"><text:s text:c="2"/>perl-parent.noarch 1:0.225-244.el7 <text:s text:c="43"/></text:p>
      <text:p text:style-name="P1"><text:s text:c="2"/>perl-podlators.noarch 0:2.5.1-3.el7 <text:s text:c="42"/></text:p>
      <text:p text:style-name="P1"><text:s text:c="2"/>perl-threads.x86_64 0:1.87-4.el7 <text:s text:c="45"/></text:p>
      <text:p text:style-name="P1"><text:s text:c="2"/>perl-threads-shared.x86_64 0:1.43-6.el7 <text:s text:c="2"/></text:p>
      <text:p text:style-name="P1"/>
      <text:p text:style-name="P2">========================================================</text:p>
      <text:p text:style-name="P2"><text:s/>Package <text:s text:c="17"/>Arch <text:s text:c="5"/>Version <text:s text:c="19"/>Repository <text:s/>Size</text:p>
      <text:p text:style-name="P2">========================================================</text:p>
      <text:p text:style-name="P2">Installing:</text:p>
      <text:p text:style-name="P2"><text:s/>elfutils-libelf-devel <text:s text:c="3"/>x86_64 <text:s text:c="3"/>0.176-2.el7 <text:s text:c="15"/>base <text:s text:c="7"/>39 k</text:p>
      <text:p text:style-name="P2"><text:s/>gcc <text:s text:c="21"/>x86_64 <text:s text:c="3"/>4.8.5-39.el7 <text:s text:c="14"/>base <text:s text:c="7"/>16 M</text:p>
      <text:p text:style-name="P2">Updating:</text:p>
      <text:p text:style-name="P2"><text:soft-page-break/><text:s/>binutils <text:s text:c="16"/>x86_64 <text:s text:c="3"/>2.27-41.base.el7_7.1 <text:s text:c="6"/>updates <text:s text:c="3"/>5.9 M</text:p>
      <text:p text:style-name="P2"><text:s/>make <text:s text:c="20"/>x86_64 <text:s text:c="3"/>1:3.82-24.el7 <text:s text:c="13"/>base <text:s text:c="6"/>421 k</text:p>
      <text:p text:style-name="P2">Installing for dependencies:</text:p>
      <text:p text:style-name="P2"><text:s/>cpp <text:s text:c="21"/>x86_64 <text:s text:c="3"/>4.8.5-39.el7 <text:s text:c="14"/>base <text:s text:c="6"/>5.9 M</text:p>
      <text:p text:style-name="P2"><text:s/>glibc-devel <text:s text:c="13"/>x86_64 <text:s text:c="3"/>2.17-292.el7 <text:s text:c="14"/>base <text:s text:c="6"/>1.1 M</text:p>
      <text:p text:style-name="P2"><text:s/>glibc-headers <text:s text:c="11"/>x86_64 <text:s text:c="3"/>2.17-292.el7 <text:s text:c="14"/>base <text:s text:c="6"/>687 k</text:p>
      <text:p text:style-name="P2"><text:s/>kernel-headers <text:s text:c="10"/>x86_64 <text:s text:c="3"/>3.10.0-1062.9.1.el7 <text:s text:c="7"/>updates <text:s text:c="3"/>8.7 M</text:p>
      <text:p text:style-name="P2"><text:s/>libmpc <text:s text:c="18"/>x86_64 <text:s text:c="3"/>1.0.1-3.el7 <text:s text:c="15"/>base <text:s text:c="7"/>51 k</text:p>
      <text:p text:style-name="P2"><text:s/>mpfr <text:s text:c="20"/>x86_64 <text:s text:c="3"/>3.1.1-4.el7 <text:s text:c="15"/>base <text:s text:c="6"/>203 k</text:p>
      <text:p text:style-name="P2"><text:s/>zlib-devel <text:s text:c="14"/>x86_64 <text:s text:c="3"/>1.2.7-18.el7 <text:s text:c="14"/>base <text:s text:c="7"/>50 k</text:p>
      <text:p text:style-name="P2">Updating for dependencies:</text:p>
      <text:p text:style-name="P2"><text:s/>elfutils-libelf <text:s text:c="9"/>x86_64 <text:s text:c="3"/>0.176-2.el7 <text:s text:c="15"/>base <text:s text:c="6"/>194 k</text:p>
      <text:p text:style-name="P2"><text:s/>elfutils-libs <text:s text:c="11"/>x86_64 <text:s text:c="3"/>0.176-2.el7 <text:s text:c="15"/>base <text:s text:c="6"/>291 k</text:p>
      <text:p text:style-name="P2"><text:s/>glibc <text:s text:c="19"/>x86_64 <text:s text:c="3"/>2.17-292.el7 <text:s text:c="14"/>base <text:s text:c="6"/>3.6 M</text:p>
      <text:p text:style-name="P2"><text:s/>glibc-common <text:s text:c="12"/>x86_64 <text:s text:c="3"/>2.17-292.el7 <text:s text:c="14"/>base <text:s text:c="7"/>11 M</text:p>
      <text:p text:style-name="P2"><text:s/>libgcc <text:s text:c="18"/>x86_64 <text:s text:c="3"/>4.8.5-39.el7 <text:s text:c="14"/>base <text:s text:c="6"/>102 k</text:p>
      <text:p text:style-name="P2"><text:s/>libgomp <text:s text:c="17"/>x86_64 <text:s text:c="3"/>4.8.5-39.el7 <text:s text:c="14"/>base <text:s text:c="6"/>158 k</text:p>
      <text:p text:style-name="P2"/>
      <text:p text:style-name="P2">Installed:</text:p>
      <text:p text:style-name="P2"><text:s text:c="2"/>elfutils-libelf-devel.x86_64 0:0.176-2.el7 <text:s text:c="5"/>gcc.x86_64 0:4.8.5-39.el7 <text:s text:c="4"/></text:p>
      <text:p text:style-name="P2"/>
      <text:p text:style-name="P2">Dependency Installed:</text:p>
      <text:p text:style-name="P2"><text:s text:c="2"/>cpp.x86_64 0:4.8.5-39.el7 <text:s text:c="52"/></text:p>
      <text:p text:style-name="P2"><text:s text:c="2"/>glibc-devel.x86_64 0:2.17-292.el7 <text:s text:c="44"/></text:p>
      <text:p text:style-name="P2"><text:s text:c="2"/>glibc-headers.x86_64 0:2.17-292.el7 <text:s text:c="42"/></text:p>
      <text:p text:style-name="P2"><text:s text:c="2"/>kernel-headers.x86_64 0:3.10.0-1062.9.1.el7 <text:s text:c="34"/></text:p>
      <text:p text:style-name="P2"><text:s text:c="2"/>libmpc.x86_64 0:1.0.1-3.el7 <text:s text:c="50"/></text:p>
      <text:p text:style-name="P2"><text:s text:c="2"/>mpfr.x86_64 0:3.1.1-4.el7 <text:s text:c="52"/></text:p>
      <text:p text:style-name="P2"><text:s text:c="2"/>zlib-devel.x86_64 0:1.2.7-18.el7 <text:s text:c="45"/></text:p>
      <text:p text:style-name="P2"/>
      <text:p text:style-name="P2">Updated:</text:p>
      <text:p text:style-name="P2"><text:s text:c="2"/>binutils.x86_64 0:2.27-41.base.el7_7.1 <text:s text:c="7"/>make.x86_64 1:3.82-24.el7 <text:s text:c="6"/></text:p>
      <text:p text:style-name="P2"/>
      <text:p text:style-name="P2">Dependency Updated:</text:p>
      <text:p text:style-name="P2"><text:s text:c="2"/>elfutils-libelf.x86_64 0:0.176-2.el7 <text:s text:c="3"/>elfutils-libs.x86_64 0:0.176-2.el7 <text:s text:c="2"/></text:p>
      <text:p text:style-name="P2"><text:s text:c="2"/>glibc.x86_64 0:2.17-292.el7 <text:s text:c="12"/>glibc-common.x86_64 0:2.17-292.el7 <text:s text:c="2"/></text:p>
      <text:p text:style-name="P2"><text:s text:c="2"/>libgcc.x86_64 0:4.8.5-39.el7 <text:s text:c="11"/>libgomp.x86_64 0:4.8.5-39.el7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21:38:23.617487635</meta:creation-date>
    <dc:date>2020-02-02T21:47:21.696436543</dc:date>
    <meta:editing-duration>PT8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27" meta:word-count="587" meta:character-count="8888" meta:non-whitespace-character-count="5405"/>
  </office:meta>
</office:document-meta>
</file>